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65cm" fo:min-width="7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2cm" svg:stroke-color="#000000" draw:marker-start="Arrow" draw:marker-start-width="0.36cm" draw:marker-end="Arrow" draw:marker-end-width="0.36cm" draw:textarea-vertical-align="middle" fo:padding-top="0.135cm" fo:padding-bottom="0.135cm" fo:padding-left="0.26cm" fo:padding-right="0.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5cm" svg:x="2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71cm" svg:height="0.962cm" svg:x="1.529cm" svg:y="7.238cm">
          <draw:text-box>
            <text:p>x0</text:p>
          </draw:text-box>
        </draw:frame>
        <draw:frame draw:style-name="gr2" draw:text-style-name="P2" draw:layer="layout" svg:width="1.171cm" svg:height="0.962cm" svg:x="0.629cm" svg:y="6.538cm">
          <draw:text-box>
            <text:p>y0</text:p>
          </draw:text-box>
        </draw:frame>
        <draw:line draw:style-name="gr3" draw:text-style-name="P3" draw:layer="layout" svg:x1="2cm" svg:y1="6cm" svg:x2="10cm" svg:y2="6cm">
          <text:p/>
        </draw:line>
        <draw:line draw:style-name="gr3" draw:text-style-name="P3" draw:layer="layout" svg:x1="8cm" svg:y1="7cm" svg:x2="8cm" svg:y2="2cm">
          <text:p/>
        </draw:line>
        <draw:frame draw:style-name="gr2" draw:text-style-name="P2" draw:layer="layout" svg:width="1.979cm" svg:height="0.962cm" svg:x="3.8cm" svg:y="5.1cm">
          <draw:text-box>
            <text:p>width</text:p>
          </draw:text-box>
        </draw:frame>
        <draw:frame draw:style-name="gr2" draw:text-style-name="P2" draw:layer="layout" svg:width="2.225cm" svg:height="0.962cm" svg:x="5.9cm" svg:y="3.3cm">
          <draw:text-box>
            <text:p>heigh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09:41:57.036000000</meta:creation-date>
    <meta:generator>LibreOffice/5.1.5.2$Windows_x86 LibreOffice_project/7a864d8825610a8c07cfc3bc01dd4fce6a9447e5</meta:generator>
    <dc:date>2022-02-18T12:14:08.391000000</dc:date>
    <meta:editing-duration>PT1H12M53S</meta:editing-duration>
    <meta:editing-cycles>9</meta:editing-cycles>
    <meta:document-statistic meta:object-count="7"/>
  </office:meta>
</office:document-meta>
</file>